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LRoman12-Regular" svg:font-family="PLRoman12-Regular" style:font-family-generic="roman" style:font-pitch="variable"/>
    <style:font-face style:name="PLRoman12-Regular1" svg:font-family="PLRoman12-Regular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/>
    </style:style>
    <style:style style:name="T1" style:family="text">
      <style:text-properties style:font-name="PLRoman12-Regular" fo:font-size="12pt" style:font-name-asian="PLRoman12-Regular1" style:font-size-asian="12pt" style:font-name-complex="PLRoman12-Regular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plikacja webowa do prezentacji graficznej danych z systemu czujnikow jakości powietrza</text:span></text:p>
      <text:p text:style-name="P1"/>
      <text:p text:style-name="P1">Spis treści</text:p>
      <text:p text:style-name="P1"/>
      <text:p text:style-name="P1">Spis skrótów i akronimów</text:p>
      <text:p text:style-name="P1"><text:s text:c="4"/>* opisanie w formie listy wszystkich klucz<text:bookmark text:name="_GoBack"/>owych terminów, które pojawiają się w pracy (serwer IQRF cloud, Czujnik, Bramka, Frontend, Framework, etc.)</text:p>
      <text:p text:style-name="P1"/>
      <text:p text:style-name="P1">1. Wstęp </text:p>
      <text:p text:style-name="P1"><text:s text:c="4"/>* cel pracy, motywacja</text:p>
      <text:p text:style-name="P1"><text:s text:c="4"/>* krótkie streszczenie pracy</text:p>
      <text:p text:style-name="P1"/>
      <text:p text:style-name="P1">2. Analiza jakości powietrza</text:p>
      <text:p text:style-name="P1"><text:s text:c="4"/>* opis parametrów jakości powietrza oraz ich wartości zapewniających komfort człowiekowi</text:p>
      <text:p text:style-name="P1"><text:s text:c="4"/>* wpływ niskiej jakości powietrza na człowieka</text:p>
      <text:p text:style-name="P1"/>
      <text:p text:style-name="P1">3. Bezprzewodowy system monitoringu parametrów jakości powietrza </text:p>
      <text:p text:style-name="P1"><text:s text:c="4"/>* czujniki i bramka IQRF</text:p>
      <text:p text:style-name="P1"><text:s text:c="4"/>* serwer IQRF Cloud</text:p>
      <text:p text:style-name="P1">*opis sieci, konfiguracja topologia</text:p>
      <text:p text:style-name="P1"><text:s text:c="4"/>* opis działania systemu czujników</text:p>
      <text:p text:style-name="P1"><text:s text:c="4"/>* <text:s/>w jaki sposób elementy ze sobą współgrają (API, protokół DPA, IQRF Cloud...)</text:p>
      <text:p text:style-name="P1"/>
      <text:p text:style-name="P1"/>
      <text:p text:style-name="P1">4. Projekt aplikacji webowej do prezentacji graficznej parametrów jakości powietrza </text:p>
      <text:p text:style-name="P1">Zastosowane technologie</text:p>
      <text:p text:style-name="P1"><text:s text:c="4"/>* jakie frameworki oraz biblioteki zostały użyte w aplikacji</text:p>
      <text:p text:style-name="P1"><text:s text:c="4"/>* uzasadnienie wyborów</text:p>
      <text:p text:style-name="P1"><text:s text:c="4"/>* opis działania elementów aplikacji webowej</text:p>
      <text:p text:style-name="P1"><text:s text:c="4"/>* prezentacja widoków aplikacji webowej</text:p>
      <text:p text:style-name="P1"/>
      <text:p text:style-name="P1">5. Prezentacja wyników</text:p>
      <text:p text:style-name="P1">Obserwacje</text:p>
      <text:p text:style-name="P1"><text:s text:c="4"/>* zalety i wady rozwiązania</text:p>
      <text:p text:style-name="P1"><text:s text:c="4"/>* działanie aplikacji podczas testów</text:p>
      <text:p text:style-name="P1"><text:s text:c="4"/>* dyskusja o rozwoju projektu</text:p>
      <text:p text:style-name="P1"/>
      <text:p text:style-name="P1">Bibliografi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LRoman12-Regular" svg:font-family="PLRoman12-Regular" style:font-family-generic="roman" style:font-pitch="variable"/>
    <style:font-face style:name="PLRoman12-Regular1" svg:font-family="PLRoman12-Regula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roslaw.domaradzki@pwr.edu.pl</meta:initial-creator>
    <dc:creator>jaroslaw.domaradzki@pwr.edu.pl</dc:creator>
    <meta:editing-cycles>2</meta:editing-cycles>
    <meta:creation-date>2023-11-08T07:08:00</meta:creation-date>
    <dc:date>2023-11-08T07:12:00</dc:date>
    <meta:editing-duration>PT4M</meta:editing-duration>
    <meta:generator>LibreOffice/7.3.7.2$Linux_X86_64 LibreOffice_project/30$Build-2</meta:generator>
    <meta:document-statistic meta:table-count="0" meta:image-count="0" meta:object-count="0" meta:page-count="1" meta:paragraph-count="28" meta:word-count="163" meta:character-count="1220" meta:non-whitespace-character-count="1017"/>
    <meta:user-defined meta:name="AppVersion">16.0000</meta:user-defined>
    <meta:template xlink:type="simple" xlink:actuate="onRequest" xlink:title="Normal" xlink:href=""/>
  </office:meta>
</office:document-meta>
</file>